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7804" officeooo:paragraph-rsid="00127804"/>
    </style:style>
    <style:style style:name="P2" style:family="paragraph" style:parent-style-name="Standard">
      <style:text-properties officeooo:rsid="0025f05d" officeooo:paragraph-rsid="0025f05d"/>
    </style:style>
    <style:style style:name="P3" style:family="paragraph" style:parent-style-name="Standard">
      <style:text-properties officeooo:rsid="002994f7" officeooo:paragraph-rsid="002994f7"/>
    </style:style>
    <style:style style:name="P4" style:family="paragraph" style:parent-style-name="Standard">
      <style:text-properties officeooo:rsid="00127804" officeooo:paragraph-rsid="00127804"/>
    </style:style>
    <style:style style:name="P5" style:family="paragraph" style:parent-style-name="Standard">
      <style:text-properties officeooo:rsid="001f10bc" officeooo:paragraph-rsid="001f10bc"/>
    </style:style>
    <style:style style:name="P6" style:family="paragraph" style:parent-style-name="Standard">
      <style:text-properties officeooo:rsid="0020a673" officeooo:paragraph-rsid="0020a673"/>
    </style:style>
    <style:style style:name="P7" style:family="paragraph" style:parent-style-name="Standard">
      <style:text-properties officeooo:rsid="002eab58" officeooo:paragraph-rsid="002eab58"/>
    </style:style>
    <style:style style:name="P8" style:family="paragraph" style:parent-style-name="Standard">
      <style:text-properties officeooo:rsid="0023bb27" officeooo:paragraph-rsid="0023bb27"/>
    </style:style>
    <style:style style:name="P9" style:family="paragraph" style:parent-style-name="Standard">
      <style:text-properties officeooo:rsid="0034b950" officeooo:paragraph-rsid="0034b950"/>
    </style:style>
    <style:style style:name="P10" style:family="paragraph" style:parent-style-name="Standard">
      <style:text-properties officeooo:rsid="0035871c" officeooo:paragraph-rsid="0035871c"/>
    </style:style>
    <style:style style:name="P11" style:family="paragraph" style:parent-style-name="Standard">
      <style:text-properties officeooo:rsid="0025f05d" officeooo:paragraph-rsid="0025f05d"/>
    </style:style>
    <style:style style:name="P12" style:family="paragraph" style:parent-style-name="Standard">
      <style:text-properties officeooo:rsid="002994f7" officeooo:paragraph-rsid="0025f05d"/>
    </style:style>
    <style:style style:name="P13" style:family="paragraph" style:parent-style-name="Standard">
      <style:text-properties officeooo:rsid="00381140" officeooo:paragraph-rsid="00381140"/>
    </style:style>
    <style:style style:name="P14" style:family="paragraph" style:parent-style-name="Standard">
      <style:text-properties officeooo:rsid="003baf9e" officeooo:paragraph-rsid="003baf9e"/>
    </style:style>
    <style:style style:name="T1" style:family="text">
      <style:text-properties officeooo:rsid="0013dbab"/>
    </style:style>
    <style:style style:name="T2" style:family="text">
      <style:text-properties officeooo:rsid="00149737"/>
    </style:style>
    <style:style style:name="T3" style:family="text">
      <style:text-properties officeooo:rsid="00153f9e"/>
    </style:style>
    <style:style style:name="T4" style:family="text">
      <style:text-properties officeooo:rsid="001a0a08"/>
    </style:style>
    <style:style style:name="T5" style:family="text">
      <style:text-properties officeooo:rsid="001a45fd"/>
    </style:style>
    <style:style style:name="T6" style:family="text">
      <style:text-properties officeooo:rsid="001b0ad9"/>
    </style:style>
    <style:style style:name="T7" style:family="text">
      <style:text-properties officeooo:rsid="001c32ac"/>
    </style:style>
    <style:style style:name="T8" style:family="text">
      <style:text-properties officeooo:rsid="00299063"/>
    </style:style>
    <style:style style:name="T9" style:family="text">
      <style:text-properties officeooo:rsid="002c304c"/>
    </style:style>
    <style:style style:name="T10" style:family="text">
      <style:text-properties officeooo:rsid="002f96f3"/>
    </style:style>
    <style:style style:name="T11" style:family="text">
      <style:text-properties officeooo:rsid="00398d8a"/>
    </style:style>
    <style:style style:name="T12" style:family="text">
      <style:text-properties officeooo:rsid="003a1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samento computacional </text:p>
      <text:p text:style-name="P1">-<text:span text:style-name="T2">hoje já considerado um conjunto de habilidades indispensáveis para qualquer área profissional</text:span></text:p>
      <text:p text:style-name="P1">-<text:span text:style-name="T4">a computação hoje é aplicada em todos os meios da sociedade </text:span></text:p>
      <text:p text:style-name="P1">-<text:span text:style-name="T5">consequentemente, o perfil esperado pelas empresas, tmb está voltado para isso </text:span></text:p>
      <text:p text:style-name="P1">-<text:span text:style-name="T6">eficiência, dinamismo</text:span></text:p>
      <text:p text:style-name="P1">- <text:span text:style-name="T7">ajuda a resolver problemas complexos</text:span></text:p>
      <text:p text:style-name="P1">-<text:span text:style-name="T8">resumindo, é saber usar o computador como um instrumento de aumento dos poderes cognitivos e operacional humanos. </text:span></text:p>
      <text:p text:style-name="P1"/>
      <text:p text:style-name="P1">4 pilares(fluxo<text:span text:style-name="T3">s</text:span> mentais):</text:p>
      <text:p text:style-name="P1"/>
      <text:p text:style-name="P1">-abstração </text:p>
      <text:p text:style-name="P6"><text:tab/>concentra-se no problema principal, abstrair aquilo que não é importante para a solução do problema</text:p>
      <text:p text:style-name="P6"><text:tab/><text:span text:style-name="T10">desconsiderar problemas não essenciais </text:span></text:p>
      <text:p text:style-name="P6"><text:tab/></text:p>
      <text:p text:style-name="P1">-<text:span text:style-name="T1">decomposição </text:span></text:p>
      <text:p text:style-name="P5"><text:tab/>é quebrar o problema principal em problemas menores, sendo assim, facilitando a solução em partes;</text:p>
      <text:p text:style-name="P7"><text:tab/>ex: uma empresa que tem grupos de pessoas específicas, para cada um tratar um tipo de demanda;</text:p>
      <text:p text:style-name="P7"><text:tab/><text:span text:style-name="T10">a ideia é dividir para conquistar </text:span></text:p>
      <text:p text:style-name="P7"><text:tab/></text:p>
      <text:p text:style-name="P1">-<text:span text:style-name="T1">reconhecimento de padrões </text:span></text:p>
      <text:p text:style-name="P8">ajuda a automatizar determinadas tarefas, pois elas tem um procedimento padrão </text:p>
      <text:p text:style-name="P9">usar técnicas usadas anteriormente para resolver o problema atual, percebendo que existem padrões similares ao do passado</text:p>
      <text:p text:style-name="P1"/>
      <text:p text:style-name="P1">-<text:span text:style-name="T1">automação de tarefas por meio de </text:span><text:span text:style-name="T9">ALGORITMOS</text:span><text:span text:style-name="T1"> </text:span></text:p>
      <text:p text:style-name="P10">a lista de instruções, passo a passo, para resolver um problema</text:p>
      <text:p text:style-name="P10"/>
      <text:p text:style-name="P13">mercado de trabalho e pensamento computacional </text:p>
      <text:p text:style-name="P13">-<text:span text:style-name="T11">o pensamento computacional hoje em dia faz parte das softskill exigidas no mercado de trabalho </text:span></text:p>
      <text:p text:style-name="P13">-<text:span text:style-name="T12">ex delas: inovação, planejamento, aprender, raciocínio lógico</text:span></text:p>
      <text:p text:style-name="P13"/>
      <text:p text:style-name="P14">pensamento computacional está atrelado a automatizar tarefas simples do dia a dia </text:p>
      <text:p text:style-name="P14"/>
      <text:p text:style-name="P14"/>
      <text:p text:style-name="P2"/>
      <text:p text:style-name="P12"/>
      <text:p text:style-name="P3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4T14:56:48.895000000</dc:date>
    <meta:editing-duration>PT52M34S</meta:editing-duration>
    <meta:editing-cycles>4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212" meta:character-count="1479" meta:non-whitespace-character-count="1270"/>
  </office:meta>
</office:document-meta>
</file>